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b3a7b" officeooo:paragraph-rsid="001b3a7b"/>
    </style:style>
    <style:style style:name="P2" style:family="paragraph" style:parent-style-name="Standard">
      <style:text-properties fo:font-weight="bold" officeooo:paragraph-rsid="001b3a7b" style:font-weight-asian="bold" style:font-weight-complex="bold"/>
    </style:style>
    <style:style style:name="P3" style:family="paragraph" style:parent-style-name="Standard">
      <style:text-properties fo:font-weight="bold" officeooo:paragraph-rsid="003c6afd" style:font-weight-asian="bold" style:font-weight-complex="bold"/>
    </style:style>
    <style:style style:name="P4" style:family="paragraph" style:parent-style-name="Standard">
      <style:text-properties fo:font-size="14pt" fo:font-weight="bold" officeooo:rsid="001b3a7b" officeooo:paragraph-rsid="001b3a7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officeooo:rsid="001b3a7b" officeooo:paragraph-rsid="001b3a7b"/>
    </style:style>
    <style:style style:name="P6" style:family="paragraph" style:parent-style-name="Standard">
      <style:text-properties officeooo:paragraph-rsid="001b3a7b"/>
    </style:style>
    <style:style style:name="P7" style:family="paragraph" style:parent-style-name="Standard">
      <style:text-properties officeooo:paragraph-rsid="001ce2bf"/>
    </style:style>
    <style:style style:name="P8" style:family="paragraph" style:parent-style-name="Standard">
      <style:text-properties fo:font-weight="normal" officeooo:paragraph-rsid="001b3a7b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4pt" fo:font-weight="bold" officeooo:paragraph-rsid="004dc688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paragraph-rsid="004dc688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4dc688"/>
    </style:style>
    <style:style style:name="P12" style:family="paragraph" style:parent-style-name="Standard" style:list-style-name="L1">
      <style:text-properties officeooo:paragraph-rsid="001ce2bf"/>
    </style:style>
    <style:style style:name="P13" style:family="paragraph" style:parent-style-name="Standard" style:list-style-name="L1">
      <style:text-properties officeooo:paragraph-rsid="001f432a"/>
    </style:style>
    <style:style style:name="P14" style:family="paragraph" style:parent-style-name="Standard">
      <style:text-properties fo:font-weight="normal" officeooo:paragraph-rsid="004dc688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paragraph-rsid="001b3a7b" style:font-weight-asian="normal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4">
      <style:text-properties officeooo:paragraph-rsid="004dc688"/>
    </style:style>
    <style:style style:name="P18" style:family="paragraph" style:parent-style-name="Text_20_body">
      <style:paragraph-properties fo:text-align="justify" style:justify-single-word="false"/>
      <style:text-properties fo:font-size="14pt" fo:font-weight="bold" officeooo:paragraph-rsid="004dc68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size="14pt" fo:font-weight="bold" officeooo:rsid="005353cd" officeooo:paragraph-rsid="005353cd" style:font-size-asian="14pt" style:font-weight-asian="bold" style:font-size-complex="14pt" style:font-weight-complex="bold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officeooo:paragraph-rsid="004dc688"/>
    </style:style>
    <style:style style:name="P21" style:family="paragraph" style:parent-style-name="Text_20_body" style:list-style-name="L5">
      <style:paragraph-properties fo:margin-top="0cm" fo:margin-bottom="0cm" loext:contextual-spacing="false"/>
      <style:text-properties officeooo:paragraph-rsid="004dc688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32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32a" style:font-weight-asian="normal" style:font-weight-complex="normal"/>
    </style:style>
    <style:style style:name="T6" style:family="text">
      <style:text-properties fo:font-weight="normal" officeooo:rsid="0075f47f" style:font-weight-asian="normal" style:font-weight-complex="normal"/>
    </style:style>
    <style:style style:name="T7" style:family="text">
      <style:text-properties officeooo:rsid="00065508"/>
    </style:style>
    <style:style style:name="T8" style:family="text">
      <style:text-properties officeooo:rsid="004129ea"/>
    </style:style>
    <style:style style:name="T9" style:family="text">
      <style:text-properties officeooo:rsid="00763f3c"/>
    </style:style>
    <style:style style:name="T10" style:family="text">
      <style:text-properties officeooo:rsid="0014f957"/>
    </style:style>
    <style:style style:name="T11" style:family="text">
      <style:text-properties officeooo:rsid="005e20c0"/>
    </style:style>
    <style:style style:name="T12" style:family="text">
      <style:text-properties officeooo:rsid="004d7b63"/>
    </style:style>
    <style:style style:name="T13" style:family="text">
      <style:text-properties officeooo:rsid="002e6815"/>
    </style:style>
    <style:style style:name="T14" style:family="text">
      <style:text-properties officeooo:rsid="0066fd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is docker?</text:p>
      <text:p text:style-name="P1"><text:tab/><text:span text:style-name="T1">Docker is a container management service.</text:span></text:p>
      <text:p text:style-name="P5"/>
      <text:p text:style-name="P5"><text:tab/>Docker is a tool designed to make it easier to create, deploy, and run applications by using containers.</text:p>
      <text:p text:style-name="P5"/>
      <text:p text:style-name="P5"><text:tab/>1. <text:s/>Containers allow a developer to package up an application with all of the parts it needs, <text:tab/> <text:s text:c="4"/>such as libraries and other dependencies, and ship <text:s/>it all out as one package.</text:p>
      <text:p text:style-name="P5"/>
      <text:p text:style-name="P5"/>
      <text:p text:style-name="P5"><text:tab/>2. <text:s/>Docker is a bit like a virtual machine. But unlike a virtual machine, rather than creating a <text:tab/> <text:s text:c="4"/>whole virtual operating system.</text:p>
      <text:p text:style-name="P5"/>
      <text:p text:style-name="P1"/>
      <text:p text:style-name="P4">Why would I want to use Docker?</text:p>
      <text:p text:style-name="P1"/>
      <text:p text:style-name="P1"><text:tab/>Imagine you are working on an analysis in R and you send your code to a friend. Your friend runs exactly this code on exactly the same data set but gets a slightly different result. This can have various reasons such as a different operating system, a different version of an R package, et cetera. Docker is trying to solve problems like that.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A Docker container can be seen as a computer inside your computer</text:span>. The cool thing about this virtual computer is that you can send it to your friends; And when they start this computer and run your code they will get exactly the same results as you did.</text:p>
      <text:p text:style-name="P6"/>
      <text:p text:style-name="P2">In short, you should use Docker because</text:p>
      <text:p text:style-name="P2"/>
      <text:list xml:id="list6646172374611459010" text:style-name="L1">
        <text:list-item>
          <text:p text:style-name="P12">it allows you to <text:span text:style-name="Strong_20_Emphasis">wrangle dependencies</text:span> starting from the operating system up to details such as R and Latex package versions </text:p>
          <text:p text:style-name="P13"><text:span text:style-name="T3">(</text:span><text:span text:style-name="Strong_20_Emphasis"><text:span text:style-name="T3">wrangle </text:span></text:span><text:span text:style-name="Strong_20_Emphasis"><text:span text:style-name="T5">mean </text:span></text:span><text:span text:style-name="Strong_20_Emphasis"><text:span text:style-name="T4">typically one that is long and complicated</text:span></text:span><text:span text:style-name="T3">)</text:span></text:p>
          <text:p text:style-name="P12"/>
        </text:list-item>
        <text:list-item>
          <text:p text:style-name="P12">it makes sure that your analyses are <text:span text:style-name="Strong_20_Emphasis">reproducible</text:span>. </text:p>
        </text:list-item>
      </text:list>
      <text:p text:style-name="P7"/>
      <text:p text:style-name="P2">There are a couple of other points what Docker helps with:</text:p>
      <text:p text:style-name="P2"><text:s/></text:p>
      <text:list xml:id="list4069819388711268669" text:style-name="L2">
        <text:list-item>
          <text:p text:style-name="P15"><text:span text:style-name="T2">Portability</text:span>: Since a Docker container can easily be sent to another machine, you can set up everything on your own computer and then run the analyses on e.g. a more powerful machine. </text:p>
        </text:list-item>
      </text:list>
      <text:list xml:id="list1026247702013889153" text:style-name="L3">
        <text:list-item>
          <text:p text:style-name="P16"><text:span text:style-name="T2">Sharability</text:span>: You can send the Docker container to anyone (who knows how to work with Docker). </text:p>
        </text:list-item>
      </text:list>
      <text:p text:style-name="P2">Docker containers persistent?</text:p>
      <text:p text:style-name="P2"><text:tab/><text:span text:style-name="T4">A container therefore does not have persistent storage by default. However, Docker provides two features that enable access to more persistent storage resources – Docker volumes and data containers.</text:span></text:p>
      <text:p text:style-name="P8"/>
      <text:p text:style-name="P3">Docker is a <text:span text:style-name="T4">platform that runs each and every application segregated and securely by the use of kernel containerization feature. ...</text:span> </text:p>
      <text:p text:style-name="P3">Docker Image <text:span text:style-name="T4">is a set of files which has no state, whereas </text:span>Docker Container <text:span text:style-name="T4">is the instantiation of Docker Image.</text:span> <text:span text:style-name="T4">In other words, Docker Container is the run time instance of images.</text:span></text:p>
      <text:p text:style-name="P9"><text:soft-page-break/></text:p>
      <text:p text:style-name="P19">ssh <text:a xlink:type="simple" xlink:href="mailto:asm@192.168.20.90" text:style-name="Internet_20_link" text:visited-style-name="Visited_20_Internet_20_Link">asm@192.168.20.90</text:a> – is used to coonect to server</text:p>
      <text:p text:style-name="P9"><text:span text:style-name="T7">Docker</text:span> commands :</text:p>
      <text:list xml:id="list2173361676711227053" text:style-name="L4">
        <text:list-item>
          <text:p text:style-name="P20"><text:a xlink:type="simple" xlink:href="https://www.edureka.co/blog/docker-commands/#version" text:style-name="Internet_20_link" text:visited-style-name="Visited_20_Internet_20_Link"><text:span text:style-name="Strong_20_Emphasis">docker –version</text:span></text:a><text:span text:style-name="Strong_20_Emphasis"> – </text:span><text:span text:style-name="Strong_20_Emphasis"><text:span text:style-name="T8">usage: sudo docker --version</text:span></text:span></text:p>
        </text:list-item>
      </text:list>
      <text:p text:style-name="P10"><text:tab/><text:tab/>This command is used to get the currently installed version of docke<text:span text:style-name="T9">r.</text:span></text:p>
      <text:list xml:id="list154353831293473" text:continue-numbering="true" text:style-name="L4">
        <text:list-item>
          <text:p text:style-name="P20"><text:a xlink:type="simple" xlink:href="https://www.edureka.co/blog/docker-commands/#ps" text:style-name="Internet_20_link" text:visited-style-name="Visited_20_Internet_20_Link"><text:span text:style-name="Strong_20_Emphasis">docker ps</text:span></text:a><text:span text:style-name="Strong_20_Emphasis"><text:span text:style-name="T10"> -- usage: sudo </text:span></text:span><text:span text:style-name="Strong_20_Emphasis">docker ps</text:span></text:p>
        </text:list-item>
      </text:list>
      <text:p text:style-name="P10"><text:tab/><text:tab/>This command is used to list the running containers<text:span text:style-name="Strong_20_Emphasis">.</text:span></text:p>
      <text:list xml:id="list154353597982485" text:continue-numbering="true" text:style-name="L4">
        <text:list-item>
          <text:p text:style-name="P20"><text:a xlink:type="simple" xlink:href="https://www.edureka.co/blog/docker-commands/#psa" text:style-name="Internet_20_link" text:visited-style-name="Visited_20_Internet_20_Link"><text:span text:style-name="Strong_20_Emphasis">docker ps -a</text:span></text:a><text:span text:style-name="Strong_20_Emphasis"> –- <text:s/></text:span><text:span text:style-name="Strong_20_Emphasis"><text:span text:style-name="T11">usage:sudo docker ps -a</text:span></text:span></text:p>
          <text:list>
            <text:list-item>
              <text:p text:style-name="P20"><text:span text:style-name="Strong_20_Emphasis"><text:span text:style-name="T4">This command is used to show all the running and exited containers</text:span></text:span><text:span text:style-name="Strong_20_Emphasis">.</text:span></text:p>
            </text:list-item>
          </text:list>
          <text:p text:style-name="P20"><text:a xlink:type="simple" xlink:href="https://www.edureka.co/blog/docker-commands/#images" text:style-name="Internet_20_link" text:visited-style-name="Visited_20_Internet_20_Link"><text:span text:style-name="Strong_20_Emphasis"/></text:a></text:p>
        </text:list-item>
        <text:list-item>
          <text:p text:style-name="P20"><text:a xlink:type="simple" xlink:href="https://www.edureka.co/blog/docker-commands/#images" text:style-name="Internet_20_link" text:visited-style-name="Visited_20_Internet_20_Link"><text:span text:style-name="Strong_20_Emphasis">docker images</text:span></text:a><text:span text:style-name="Strong_20_Emphasis"> – </text:span><text:span text:style-name="Strong_20_Emphasis"><text:span text:style-name="T8">usage : sudo </text:span></text:span><text:span text:style-name="Strong_20_Emphasis">docker images</text:span></text:p>
        </text:list-item>
      </text:list>
      <text:p text:style-name="P11"><text:span text:style-name="Strong_20_Emphasis"><text:tab/><text:tab/></text:span><text:span text:style-name="Strong_20_Emphasis"><text:span text:style-name="T4">This command lists all the locally stored docker image.</text:span></text:span></text:p>
      <text:p text:style-name="P11"><text:span text:style-name="Strong_20_Emphasis"/></text:p>
      <text:list xml:id="list2257991249549300760" text:style-name="L5">
        <text:list-item>
          <text:p text:style-name="P21"><text:a xlink:type="simple" xlink:href="https://www.edureka.co/blog/docker-commands/#pull" text:style-name="Internet_20_link" text:visited-style-name="Visited_20_Internet_20_Link"><text:span text:style-name="Strong_20_Emphasis">docker pull</text:span></text:a><text:span text:style-name="Strong_20_Emphasis"> -- Usage: </text:span><text:span text:style-name="Strong_20_Emphasis"><text:span text:style-name="T8">sudo </text:span></text:span><text:span text:style-name="Strong_20_Emphasis">docker pull &lt;image name&gt;</text:span></text:p>
          <text:list>
            <text:list-item>
              <text:list>
                <text:list-header>
                  <text:p text:style-name="P21"><text:span text:style-name="Strong_20_Emphasis"><text:span text:style-name="T4">This command is used to pull images from the docke</text:span></text:span><text:span text:style-name="Strong_20_Emphasis"><text:span text:style-name="T6">r </text:span></text:span><text:span text:style-name="Strong_20_Emphasis"><text:span text:style-name="T4">repository(hub.docker.com)</text:span></text:span></text:p>
                </text:list-header>
              </text:list>
            </text:list-item>
          </text:list>
        </text:list-item>
      </text:list>
      <text:p text:style-name="P11"><text:span text:style-name="Strong_20_Emphasis"><text:span text:style-name="T4"/></text:span></text:p>
      <text:list xml:id="list154354232178981" text:continue-numbering="true" text:style-name="L5">
        <text:list-item>
          <text:p text:style-name="P21"><text:a xlink:type="simple" xlink:href="https://www.edureka.co/blog/docker-commands/#run" text:style-name="Internet_20_link" text:visited-style-name="Visited_20_Internet_20_Link"><text:span text:style-name="Strong_20_Emphasis">docker run</text:span></text:a><text:span text:style-name="Strong_20_Emphasis"> -- Usage: </text:span><text:span text:style-name="Strong_20_Emphasis"><text:span text:style-name="T8">sudo </text:span></text:span><text:span text:style-name="Strong_20_Emphasis">docker run -it -d &lt;image name&gt;</text:span></text:p>
          <text:p text:style-name="P21"><text:span text:style-name="Strong_20_Emphasis"><text:span text:style-name="T4"><text:tab/>This command is used to create a container from an image</text:span></text:span><text:span text:style-name="Strong_20_Emphasis">.</text:span></text:p>
        </text:list-item>
      </text:list>
      <text:p text:style-name="P11"><text:span text:style-name="Strong_20_Emphasis"/></text:p>
      <text:list xml:id="list154353792254227" text:continue-list="list154353597982485" text:style-name="L4">
        <text:list-item>
          <text:p text:style-name="P20"><text:a xlink:type="simple" xlink:href="https://www.edureka.co/blog/docker-commands/#exec" text:style-name="Internet_20_link" text:visited-style-name="Visited_20_Internet_20_Link"><text:span text:style-name="Strong_20_Emphasis">docker exec</text:span></text:a><text:span text:style-name="Strong_20_Emphasis"> -- Usage: </text:span><text:span text:style-name="Strong_20_Emphasis"><text:span text:style-name="T8">sudo </text:span></text:span><text:span text:style-name="Strong_20_Emphasis">docker exec -it &lt;container id&gt; bash</text:span></text:p>
        </text:list-item>
      </text:list>
      <text:p text:style-name="P10"><text:tab/><text:tab/>This command is used to access the running container.</text:p>
      <text:list xml:id="list154353197696081" text:continue-numbering="true" text:style-name="L4">
        <text:list-header>
          <text:p text:style-name="P20"><text:span text:style-name="Strong_20_Emphasis"/></text:p>
        </text:list-header>
        <text:list-item>
          <text:p text:style-name="P20"><text:a xlink:type="simple" xlink:href="https://www.edureka.co/blog/docker-commands/#stop" text:style-name="Internet_20_link" text:visited-style-name="Visited_20_Internet_20_Link"><text:span text:style-name="Strong_20_Emphasis">docker stop</text:span></text:a><text:span text:style-name="Strong_20_Emphasis"> -- Usage: </text:span><text:span text:style-name="Strong_20_Emphasis"><text:span text:style-name="T12">sudo </text:span></text:span><text:span text:style-name="Strong_20_Emphasis">docker stop &lt;container id&gt;</text:span></text:p>
        </text:list-item>
      </text:list>
      <text:p text:style-name="P10"><text:tab/><text:tab/>This command stops a running container.</text:p>
      <text:list xml:id="list154353163443575" text:continue-numbering="true" text:style-name="L4">
        <text:list-header>
          <text:p text:style-name="P20"><text:span text:style-name="Strong_20_Emphasis"/></text:p>
        </text:list-header>
        <text:list-item>
          <text:p text:style-name="P20"><text:a xlink:type="simple" xlink:href="https://www.edureka.co/blog/docker-commands/#kill" text:style-name="Internet_20_link" text:visited-style-name="Visited_20_Internet_20_Link"><text:span text:style-name="Strong_20_Emphasis">docker kill</text:span></text:a><text:span text:style-name="Strong_20_Emphasis"> -- <text:s/>Usage: </text:span><text:span text:style-name="Strong_20_Emphasis"><text:span text:style-name="T8">sudo </text:span></text:span><text:span text:style-name="Strong_20_Emphasis">docker kill &lt;container id&gt;</text:span></text:p>
        </text:list-item>
      </text:list>
      <text:p text:style-name="P10"><text:tab/><text:tab/>This command kills the container by stopping its execution immediately. The <text:tab/><text:tab/><text:tab/>difference between ‘docker kill’ and ‘docker stop’ is that ‘docker stop’ gives the <text:tab/><text:tab/><text:tab/>container time to shutdown gracefully, in situations when it is taking too much time <text:tab/><text:tab/>for getting the container to stop, one can opt to kill it</text:p>
      <text:list xml:id="list154354650551380" text:continue-numbering="true" text:style-name="L4">
        <text:list-header>
          <text:p text:style-name="P20"><text:span text:style-name="Strong_20_Emphasis"/></text:p>
        </text:list-header>
        <text:list-item>
          <text:p text:style-name="P20"><text:a xlink:type="simple" xlink:href="https://www.edureka.co/blog/docker-commands/#commit" text:style-name="Internet_20_link" text:visited-style-name="Visited_20_Internet_20_Link"><text:span text:style-name="Strong_20_Emphasis">docker commit</text:span></text:a><text:span text:style-name="Strong_20_Emphasis"> -- Usage: </text:span><text:span text:style-name="Strong_20_Emphasis"><text:span text:style-name="T8">sudo </text:span></text:span><text:span text:style-name="Strong_20_Emphasis">docker commit &lt;conatainer id&gt; &lt;username/imagename&gt;</text:span></text:p>
        </text:list-item>
      </text:list>
      <text:p text:style-name="P10"><text:tab/><text:tab/>This command creates a new image of an edited container on the local system</text:p>
      <text:list xml:id="list154355034077602" text:continue-numbering="true" text:style-name="L4">
        <text:list-header>
          <text:p text:style-name="P20"><text:span text:style-name="Strong_20_Emphasis"/></text:p>
        </text:list-header>
        <text:list-item>
          <text:p text:style-name="P20"><text:a xlink:type="simple" xlink:href="https://www.edureka.co/blog/docker-commands/#login" text:style-name="Internet_20_link" text:visited-style-name="Visited_20_Internet_20_Link"><text:span text:style-name="Strong_20_Emphasis">docker login</text:span></text:a><text:span text:style-name="Strong_20_Emphasis"> – </text:span><text:span text:style-name="Strong_20_Emphasis"><text:span text:style-name="T13">usage: sudo </text:span></text:span><text:span text:style-name="Strong_20_Emphasis">docker login</text:span></text:p>
        </text:list-item>
      </text:list>
      <text:p text:style-name="P10"><text:tab/><text:tab/>This command is used to login to the docker hub repository</text:p>
      <text:list xml:id="list154354169605124" text:continue-numbering="true" text:style-name="L4">
        <text:list-header>
          <text:p text:style-name="P20"><text:span text:style-name="Strong_20_Emphasis"/></text:p>
        </text:list-header>
        <text:list-item>
          <text:p text:style-name="P20"><text:a xlink:type="simple" xlink:href="https://www.edureka.co/blog/docker-commands/#push" text:style-name="Internet_20_link" text:visited-style-name="Visited_20_Internet_20_Link"><text:span text:style-name="Strong_20_Emphasis">docker push</text:span></text:a><text:span text:style-name="Strong_20_Emphasis"> -- <text:s/>Usage: docker push &lt;username/image name&gt;</text:span></text:p>
        </text:list-item>
      </text:list>
      <text:p text:style-name="P10"><text:soft-page-break/><text:tab/><text:tab/>This command is used to push an image to the docker hub repository</text:p>
      <text:list xml:id="list154354961019173" text:continue-numbering="true" text:style-name="L4">
        <text:list-header>
          <text:p text:style-name="P20"><text:span text:style-name="Strong_20_Emphasis"/></text:p>
        </text:list-header>
      </text:list>
      <text:p text:style-name="P11"><text:a xlink:type="simple" xlink:href="https://www.edureka.co/blog/docker-commands/#rm" text:style-name="Internet_20_link" text:visited-style-name="Visited_20_Internet_20_Link"><text:span text:style-name="Strong_20_Emphasis"/></text:a></text:p>
      <text:list xml:id="list154354162913077" text:continue-numbering="true" text:style-name="L4">
        <text:list-item>
          <text:p text:style-name="P20"><text:a xlink:type="simple" xlink:href="https://www.edureka.co/blog/docker-commands/#rm" text:style-name="Internet_20_link" text:visited-style-name="Visited_20_Internet_20_Link"><text:span text:style-name="Strong_20_Emphasis">docker rm</text:span></text:a><text:span text:style-name="Strong_20_Emphasis"> -- Usage: </text:span><text:span text:style-name="Strong_20_Emphasis"><text:span text:style-name="T8">sudo </text:span></text:span><text:span text:style-name="Strong_20_Emphasis">docker rm &lt;container id&gt;</text:span></text:p>
        </text:list-item>
      </text:list>
      <text:p text:style-name="P10"><text:tab/><text:tab/>This command is used to delete a stopped container</text:p>
      <text:p text:style-name="P11"><text:span text:style-name="Strong_20_Emphasis"/></text:p>
      <text:list xml:id="list154354123853939" text:continue-numbering="true" text:style-name="L4">
        <text:list-item>
          <text:p text:style-name="P20"><text:a xlink:type="simple" xlink:href="https://www.edureka.co/blog/docker-commands/#rmi" text:style-name="Internet_20_link" text:visited-style-name="Visited_20_Internet_20_Link"><text:span text:style-name="Strong_20_Emphasis">docker rmi</text:span></text:a><text:span text:style-name="Strong_20_Emphasis"> -- Usage: </text:span><text:span text:style-name="Strong_20_Emphasis"><text:span text:style-name="T8">sudo </text:span></text:span><text:span text:style-name="Strong_20_Emphasis">docker rmi &lt;image-id&gt; </text:span><text:span text:style-name="Strong_20_Emphasis"><text:span text:style-name="T14">or <text:s/></text:span></text:span><text:span text:style-name="Source_20_Text">docker rmi -f &lt;image_id&gt; </text:span></text:p>
          <text:p text:style-name="P20"><text:span text:style-name="Strong_20_Emphasis"/></text:p>
        </text:list-item>
      </text:list>
      <text:p text:style-name="P10"><text:tab/><text:tab/>This command is used to delete an image from local storage</text:p>
      <text:list xml:id="list154354759937163" text:continue-numbering="true" text:style-name="L4">
        <text:list-header>
          <text:p text:style-name="P20"><text:span text:style-name="Strong_20_Emphasis"/></text:p>
        </text:list-header>
        <text:list-item>
          <text:p text:style-name="P17"><text:a xlink:type="simple" xlink:href="https://www.edureka.co/blog/docker-commands/#build" text:style-name="Internet_20_link" text:visited-style-name="Visited_20_Internet_20_Link"><text:span text:style-name="Strong_20_Emphasis">docker build</text:span></text:a><text:span text:style-name="Strong_20_Emphasis"> -- Usage: </text:span><text:span text:style-name="Strong_20_Emphasis"><text:span text:style-name="T8">sudo </text:span></text:span><text:span text:style-name="Strong_20_Emphasis">docker build &lt;path to docker file&gt;</text:span></text:p>
        </text:list-item>
      </text:list>
      <text:p text:style-name="P10"><text:tab/><text:tab/>This command is used to build an image from a specified docker file</text:p>
      <text:list xml:id="list154354423568257" text:continue-numbering="true" text:style-name="L4">
        <text:list-header>
          <text:p text:style-name="P17"><text:span text:style-name="Strong_20_Emphasis"/></text:p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39:56.409453955</meta:creation-date>
    <dc:date>2019-07-18T15:43:41.751338474</dc:date>
    <meta:editing-duration>PT3H46M2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66" meta:character-count="4336" meta:non-whitespace-character-count="3586"/>
  </office:meta>
</office:document-meta>
</file>